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dff4" officeooo:paragraph-rsid="0001dff4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 <text:span text:style-name="T1">bar</text:span> ba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meta:creation-date>2025-11-17T14:07:39.293547401</meta:creation-date>
    <dc:date>2025-11-17T14:07:57.303805444</dc:date>
    <dc:creator>Miklos Vajna</dc:creator>
    <meta:editing-duration>PT18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Collabora_Office/25.04.8.20251114$Linux_X86_64 LibreOffice_project/eee9c11a9f53216cba6f693b88200e1e03ddb583</meta:generator>
  </office:meta>
</office:document-meta>
</file>